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54cm"/>
    </style:style>
    <style:style style:name="co2" style:family="table-column">
      <style:table-column-properties fo:break-before="auto" style:column-width="4.415cm"/>
    </style:style>
    <style:style style:name="co3" style:family="table-column">
      <style:table-column-properties fo:break-before="auto" style:column-width="6.823cm"/>
    </style:style>
    <style:style style:name="co4" style:family="table-column">
      <style:table-column-properties fo:break-before="auto" style:column-width="2.21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Normal_5f_Data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Surname/Van</text:p>
          </table:table-cell>
          <table:table-cell table:style-name="ce1" office:value-type="string">
            <text:p>Name/Naam</text:p>
          </table:table-cell>
          <table:table-cell table:style-name="ce1" office:value-type="string">
            <text:p>School/Skool</text:p>
          </table:table-cell>
          <table:table-cell table:style-name="ce1" office:value-type="string">
            <text:p>Gender/Geslag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>
            <text:p>ADAM</text:p>
          </table:table-cell>
          <table:table-cell table:style-name="ce2" office:value-type="string">
            <text:p>Jean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AM</text:p>
          </table:table-cell>
          <table:table-cell table:style-name="ce2" office:value-type="string">
            <text:p>Kim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AMS</text:p>
          </table:table-cell>
          <table:table-cell table:style-name="ce2" office:value-type="string">
            <text:p>Bertie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RICA</text:p>
          </table:table-cell>
          <table:table-cell table:style-name="ce2" office:value-type="string">
            <text:p>Brett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RICA</text:p>
          </table:table-cell>
          <table:table-cell table:style-name="ce2" office:value-type="string">
            <text:p>Jenna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RICA</text:p>
          </table:table-cell>
          <table:table-cell table:style-name="ce2" office:value-type="string">
            <text:p>Jenny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RICA <text:s text:c="2"/></text:p>
          </table:table-cell>
          <table:table-cell table:style-name="ce2" office:value-type="string">
            <text:p>Jared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JAM</text:p>
          </table:table-cell>
          <table:table-cell table:style-name="ce2" office:value-type="string">
            <text:p>Jessica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JAM</text:p>
          </table:table-cell>
          <table:table-cell table:style-name="ce2" office:value-type="string">
            <text:p>Zimasa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LBANY</text:p>
          </table:table-cell>
          <table:table-cell table:style-name="ce2" office:value-type="string">
            <text:p>Jessica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LBANY</text:p>
          </table:table-cell>
          <table:table-cell table:style-name="ce2" office:value-type="string">
            <text:p>Marilyn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LLISON</text:p>
          </table:table-cell>
          <table:table-cell table:style-name="ce2" office:value-type="string">
            <text:p>Sqhamo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LLNUTT</text:p>
          </table:table-cell>
          <table:table-cell table:style-name="ce2" office:value-type="string">
            <text:p>Lesley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LLWRIGHT</text:p>
          </table:table-cell>
          <table:table-cell table:style-name="ce2" office:value-type="string">
            <text:p>Lindi-Mae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NDERHOLD</text:p>
          </table:table-cell>
          <table:table-cell table:style-name="ce2" office:value-type="string">
            <text:p>Patsy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NDERSON</text:p>
          </table:table-cell>
          <table:table-cell table:style-name="ce2" office:value-type="string">
            <text:p>Aidan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RIL</text:p>
          </table:table-cell>
          <table:table-cell table:style-name="ce2" office:value-type="string">
            <text:p>Betsy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RENDT</text:p>
          </table:table-cell>
          <table:table-cell table:style-name="ce2" office:value-type="string">
            <text:p>Greig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SHWORTH</text:p>
          </table:table-cell>
          <table:table-cell table:style-name="ce2" office:value-type="string">
            <text:p>Zanele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SQUITH</text:p>
          </table:table-cell>
          <table:table-cell table:style-name="ce2" office:value-type="string">
            <text:p>Joan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TON</text:p>
          </table:table-cell>
          <table:table-cell table:style-name="ce2" office:value-type="string">
            <text:p>Jodi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DENHORST</text:p>
          </table:table-cell>
          <table:table-cell table:style-name="ce2" office:value-type="string">
            <text:p>Desiree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KER</text:p>
          </table:table-cell>
          <table:table-cell table:style-name="ce2" office:value-type="string">
            <text:p>Johan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LOYI</text:p>
          </table:table-cell>
          <table:table-cell table:style-name="ce2" office:value-type="string">
            <text:p>Elma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M</text:p>
          </table:table-cell>
          <table:table-cell table:style-name="ce2" office:value-type="string">
            <text:p>Johanna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MBISA</text:p>
          </table:table-cell>
          <table:table-cell table:style-name="ce2" office:value-type="string">
            <text:p>Elmari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NSDA</text:p>
          </table:table-cell>
          <table:table-cell table:style-name="ce2" office:value-type="string">
            <text:p>John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NTOM</text:p>
          </table:table-cell>
          <table:table-cell table:style-name="ce2" office:value-type="string">
            <text:p>John 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NYINI</text:p>
          </table:table-cell>
          <table:table-cell table:style-name="ce2" office:value-type="string">
            <text:p>Euan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RENT</text:p>
          </table:table-cell>
          <table:table-cell table:style-name="ce2" office:value-type="string">
            <text:p>Mogale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RESLER</text:p>
          </table:table-cell>
          <table:table-cell table:style-name="ce2" office:value-type="string">
            <text:p>Evan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USHBY</text:p>
          </table:table-cell>
          <table:table-cell table:style-name="ce2" office:value-type="string">
            <text:p>Peni-Leigh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USO</text:p>
          </table:table-cell>
          <table:table-cell table:style-name="ce2" office:value-type="string">
            <text:p>Mteteleli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UYS</text:p>
          </table:table-cell>
          <table:table-cell table:style-name="ce2" office:value-type="string">
            <text:p>Faith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DGER</text:p>
          </table:table-cell>
          <table:table-cell table:style-name="ce2" office:value-type="string">
            <text:p>Tanya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IRNCROSS</text:p>
          </table:table-cell>
          <table:table-cell table:style-name="ce2" office:value-type="string">
            <text:p>Meghan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MONS</text:p>
          </table:table-cell>
          <table:table-cell table:style-name="ce2" office:value-type="string">
            <text:p>Mziyanda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ETZEE</text:p>
          </table:table-cell>
          <table:table-cell table:style-name="ce2" office:value-type="string">
            <text:p>Andile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ETZEE</text:p>
          </table:table-cell>
          <table:table-cell table:style-name="ce2" office:value-type="string">
            <text:p>Andrew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ETZEE</text:p>
          </table:table-cell>
          <table:table-cell table:style-name="ce2" office:value-type="string">
            <text:p>Jonty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ETZEE</text:p>
          </table:table-cell>
          <table:table-cell table:style-name="ce2" office:value-type="string">
            <text:p>Jules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ETZER</text:p>
          </table:table-cell>
          <table:table-cell table:style-name="ce2" office:value-type="string">
            <text:p>Angelique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HEN</text:p>
          </table:table-cell>
          <table:table-cell table:style-name="ce2" office:value-type="string">
            <text:p>Juliette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OPOOSAMY</text:p>
          </table:table-cell>
          <table:table-cell table:style-name="ce2" office:value-type="string">
            <text:p>Justin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SKEY</text:p>
          </table:table-cell>
          <table:table-cell table:style-name="ce2" office:value-type="string">
            <text:p>Justine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AILL</text:p>
          </table:table-cell>
          <table:table-cell table:style-name="ce2" office:value-type="string">
            <text:p>Justine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AWFORD</text:p>
          </table:table-cell>
          <table:table-cell table:style-name="ce2" office:value-type="string">
            <text:p>Karabo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 JAGER</text:p>
          </table:table-cell>
          <table:table-cell table:style-name="ce2" office:value-type="string">
            <text:p>Anita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 JAGER</text:p>
          </table:table-cell>
          <table:table-cell table:style-name="ce2" office:value-type="string">
            <text:p>Marishen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 WITT</text:p>
          </table:table-cell>
          <table:table-cell table:style-name="ce2" office:value-type="string">
            <text:p>Karen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ALTRY</text:p>
          </table:table-cell>
          <table:table-cell table:style-name="ce2" office:value-type="string">
            <text:p>Karen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ERLING</text:p>
          </table:table-cell>
          <table:table-cell table:style-name="ce2" office:value-type="string">
            <text:p>Kaylynn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PORT</text:p>
          </table:table-cell>
          <table:table-cell table:style-name="ce2" office:value-type="string">
            <text:p>Anja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HAYA</text:p>
          </table:table-cell>
          <table:table-cell table:style-name="ce2" office:value-type="string">
            <text:p>Keelan 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ICKINSON</text:p>
          </table:table-cell>
          <table:table-cell table:style-name="ce2" office:value-type="string">
            <text:p>Keenan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IEDERICKS</text:p>
          </table:table-cell>
          <table:table-cell table:style-name="ce2" office:value-type="string">
            <text:p>Keisha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DU PREEZ</text:p>
          </table:table-cell>
          <table:table-cell office:value-type="string">
            <text:p>Anthea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DU PREEZ</text:p>
          </table:table-cell>
          <table:table-cell office:value-type="string">
            <text:p>Kelly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DU PREEZ</text:p>
          </table:table-cell>
          <table:table-cell office:value-type="string">
            <text:p>Leonie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DU PREEZ</text:p>
          </table:table-cell>
          <table:table-cell office:value-type="string">
            <text:p>Ziyaad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DUNCAN</text:p>
          </table:table-cell>
          <table:table-cell office:value-type="string">
            <text:p>Douglas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DUNCAN</text:p>
          </table:table-cell>
          <table:table-cell office:value-type="string">
            <text:p>Keneilwe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DUPPER</text:p>
          </table:table-cell>
          <table:table-cell office:value-type="string">
            <text:p>Gary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EKSTEEN</text:p>
          </table:table-cell>
          <table:table-cell office:value-type="string">
            <text:p>Kgothatso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EKSTEEN</text:p>
          </table:table-cell>
          <table:table-cell office:value-type="string">
            <text:p>Rebecca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ELLIOT</text:p>
          </table:table-cell>
          <table:table-cell office:value-type="string">
            <text:p>Gwen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ELLIOT</text:p>
          </table:table-cell>
          <table:table-cell office:value-type="string">
            <text:p>Khuselwa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ERASMUS</text:p>
          </table:table-cell>
          <table:table-cell office:value-type="string">
            <text:p>Khwezikazi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EVANS</text:p>
          </table:table-cell>
          <table:table-cell office:value-type="string">
            <text:p>Kirsty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EVERTSE</text:p>
          </table:table-cell>
          <table:table-cell office:value-type="string">
            <text:p>Klaus 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FATAAR</text:p>
          </table:table-cell>
          <table:table-cell office:value-type="string">
            <text:p>Kym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FATYI</text:p>
          </table:table-cell>
          <table:table-cell office:value-type="string">
            <text:p>Lance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FEKISI</text:p>
          </table:table-cell>
          <table:table-cell office:value-type="string">
            <text:p>Landile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FEKISI</text:p>
          </table:table-cell>
          <table:table-cell office:value-type="string">
            <text:p>Lesley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FERREIRA</text:p>
          </table:table-cell>
          <table:table-cell office:value-type="string">
            <text:p>Jodi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FERREIRA</text:p>
          </table:table-cell>
          <table:table-cell office:value-type="string">
            <text:p>Lara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FESI</text:p>
          </table:table-cell>
          <table:table-cell office:value-type="string">
            <text:p>Larry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FESTILE </text:p>
          </table:table-cell>
          <table:table-cell office:value-type="string">
            <text:p>Lauren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FIHLANI</text:p>
          </table:table-cell>
          <table:table-cell office:value-type="string">
            <text:p>Lauren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FINDLAY</text:p>
          </table:table-cell>
          <table:table-cell office:value-type="string">
            <text:p>Gerald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FLETCHER</text:p>
          </table:table-cell>
          <table:table-cell office:value-type="string">
            <text:p>Lauren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GANI</text:p>
          </table:table-cell>
          <table:table-cell office:value-type="string">
            <text:p><text:s/>Ruth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GELDENHUYS</text:p>
          </table:table-cell>
          <table:table-cell office:value-type="string">
            <text:p>Anthony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GOOSEN</text:p>
          </table:table-cell>
          <table:table-cell office:value-type="string">
            <text:p>Lebogang 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GOWAR</text:p>
          </table:table-cell>
          <table:table-cell office:value-type="string">
            <text:p>Lee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GRADWELL</text:p>
          </table:table-cell>
          <table:table-cell office:value-type="string">
            <text:p>Lee-Anne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GREYLING</text:p>
          </table:table-cell>
          <table:table-cell office:value-type="string">
            <text:p>Leigh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GREYLING</text:p>
          </table:table-cell>
          <table:table-cell office:value-type="string">
            <text:p>Tamzin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HAGEMAN</text:p>
          </table:table-cell>
          <table:table-cell office:value-type="string">
            <text:p>Dina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HAGEMAN</text:p>
          </table:table-cell>
          <table:table-cell office:value-type="string">
            <text:p>Leigh-Ann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HAGEN</text:p>
          </table:table-cell>
          <table:table-cell office:value-type="string">
            <text:p>Leigh-Anne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HAMMOND</text:p>
          </table:table-cell>
          <table:table-cell office:value-type="string">
            <text:p>Lenny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HANSA</text:p>
          </table:table-cell>
          <table:table-cell office:value-type="string">
            <text:p>Leon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HARRIS</text:p>
          </table:table-cell>
          <table:table-cell office:value-type="string">
            <text:p>Ashen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HUCKLE</text:p>
          </table:table-cell>
          <table:table-cell office:value-type="string">
            <text:p>Leonardus 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HUMAN</text:p>
          </table:table-cell>
          <table:table-cell office:value-type="string">
            <text:p>Lephai 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HUSTLER</text:p>
          </table:table-cell>
          <table:table-cell office:value-type="string">
            <text:p>Lesley-Ann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IMRIE</text:p>
          </table:table-cell>
          <table:table-cell office:value-type="string">
            <text:p>Linda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IMRIE</text:p>
          </table:table-cell>
          <table:table-cell office:value-type="string">
            <text:p>Nikita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IRVINE</text:p>
          </table:table-cell>
          <table:table-cell office:value-type="string">
            <text:p>Lindiwe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IRVINE</text:p>
          </table:table-cell>
          <table:table-cell office:value-type="string">
            <text:p>Vicki-Lynne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JACA</text:p>
          </table:table-cell>
          <table:table-cell office:value-type="string">
            <text:p>Lindsay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JACA</text:p>
          </table:table-cell>
          <table:table-cell office:value-type="string">
            <text:p>Michelle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JANSEN</text:p>
          </table:table-cell>
          <table:table-cell office:value-type="string">
            <text:p>Basil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JOUBERT</text:p>
          </table:table-cell>
          <table:table-cell office:value-type="string">
            <text:p>Lindsey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KAJEE</text:p>
          </table:table-cell>
          <table:table-cell office:value-type="string">
            <text:p>Lisa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KAMINETH</text:p>
          </table:table-cell>
          <table:table-cell office:value-type="string">
            <text:p>Lizahn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KANTER</text:p>
          </table:table-cell>
          <table:table-cell office:value-type="string">
            <text:p>Lungile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KATZKE</text:p>
          </table:table-cell>
          <table:table-cell office:value-type="string">
            <text:p>Brendan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KLEYNHANS</text:p>
          </table:table-cell>
          <table:table-cell office:value-type="string">
            <text:p>Luvuyo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KLUE</text:p>
          </table:table-cell>
          <table:table-cell office:value-type="string">
            <text:p>Lyndal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KNAPTON</text:p>
          </table:table-cell>
          <table:table-cell office:value-type="string">
            <text:p>Makosha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KNOTT</text:p>
          </table:table-cell>
          <table:table-cell office:value-type="string">
            <text:p>Mamoledi 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KOAHO</text:p>
          </table:table-cell>
          <table:table-cell office:value-type="string">
            <text:p>Mapheya 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KOCK</text:p>
          </table:table-cell>
          <table:table-cell office:value-type="string">
            <text:p>Marebole 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KOEKEMOER</text:p>
          </table:table-cell>
          <table:table-cell office:value-type="string">
            <text:p>Brent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KRUGER</text:p>
          </table:table-cell>
          <table:table-cell office:value-type="string">
            <text:p>Bronwyn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KRUGER</text:p>
          </table:table-cell>
          <table:table-cell office:value-type="string">
            <text:p>Sebakaletl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KULA</text:p>
          </table:table-cell>
          <table:table-cell office:value-type="string">
            <text:p>Marie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KULATI</text:p>
          </table:table-cell>
          <table:table-cell office:value-type="string">
            <text:p>Carl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KULATI</text:p>
          </table:table-cell>
          <table:table-cell office:value-type="string">
            <text:p>Marilyn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KUSE</text:p>
          </table:table-cell>
          <table:table-cell office:value-type="string">
            <text:p>Dine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KUSE</text:p>
          </table:table-cell>
          <table:table-cell office:value-type="string">
            <text:p>Martha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LE ROUX</text:p>
          </table:table-cell>
          <table:table-cell office:value-type="string">
            <text:p>Mashudu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LE ROUX</text:p>
          </table:table-cell>
          <table:table-cell office:value-type="string">
            <text:p>Mathew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LE ROUX</text:p>
          </table:table-cell>
          <table:table-cell office:value-type="string">
            <text:p>Michelle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LEBEPE</text:p>
          </table:table-cell>
          <table:table-cell office:value-type="string">
            <text:p>Bryony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LESHABANE</text:p>
          </table:table-cell>
          <table:table-cell office:value-type="string">
            <text:p>Graeme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LESHILO</text:p>
          </table:table-cell>
          <table:table-cell office:value-type="string">
            <text:p>Sebastian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LUPONDWANA</text:p>
          </table:table-cell>
          <table:table-cell office:value-type="string">
            <text:p>Siyasanga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AAKE</text:p>
          </table:table-cell>
          <table:table-cell office:value-type="string">
            <text:p>Bulumko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ABOPE</text:p>
          </table:table-cell>
          <table:table-cell office:value-type="string">
            <text:p>Matthew D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ABUTHO</text:p>
          </table:table-cell>
          <table:table-cell office:value-type="string">
            <text:p>Mawati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ACHETHE</text:p>
          </table:table-cell>
          <table:table-cell office:value-type="string">
            <text:p>Grant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ACHIMANA</text:p>
          </table:table-cell>
          <table:table-cell office:value-type="string">
            <text:p>Candice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ACKAY</text:p>
          </table:table-cell>
          <table:table-cell office:value-type="string">
            <text:p>Meagan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ADIKANE</text:p>
          </table:table-cell>
          <table:table-cell office:value-type="string">
            <text:p>Megan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AGADAZA</text:p>
          </table:table-cell>
          <table:table-cell office:value-type="string">
            <text:p>Megan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AGEZA</text:p>
          </table:table-cell>
          <table:table-cell office:value-type="string">
            <text:p>Greig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AGIELIES</text:p>
          </table:table-cell>
          <table:table-cell office:value-type="string">
            <text:p>Megan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AGOPENI</text:p>
          </table:table-cell>
          <table:table-cell office:value-type="string">
            <text:p>Melody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AJOLA</text:p>
          </table:table-cell>
          <table:table-cell office:value-type="string">
            <text:p>Zaheera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ALATJI</text:p>
          </table:table-cell>
          <table:table-cell office:value-type="string">
            <text:p>Candice Nadine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ALOLA</text:p>
          </table:table-cell>
          <table:table-cell office:value-type="string">
            <text:p>Carike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ANGENA</text:p>
          </table:table-cell>
          <table:table-cell office:value-type="string">
            <text:p>Carl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ANSELL</text:p>
          </table:table-cell>
          <table:table-cell office:value-type="string">
            <text:p>Michelle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ANSOOR</text:p>
          </table:table-cell>
          <table:table-cell office:value-type="string">
            <text:p>Michelle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APAKATI</text:p>
          </table:table-cell>
          <table:table-cell office:value-type="string">
            <text:p>Michelle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APONYA</text:p>
          </table:table-cell>
          <table:table-cell office:value-type="string">
            <text:p>Carmen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ARE</text:p>
          </table:table-cell>
          <table:table-cell office:value-type="string">
            <text:p>Michelle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ARÉ</text:p>
          </table:table-cell>
          <table:table-cell office:value-type="string">
            <text:p>Mick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ARIZANNE</text:p>
          </table:table-cell>
          <table:table-cell office:value-type="string">
            <text:p>Mmathapelo 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ASETE</text:p>
          </table:table-cell>
          <table:table-cell office:value-type="string">
            <text:p>Cershuan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ASHEGO</text:p>
          </table:table-cell>
          <table:table-cell office:value-type="string">
            <text:p>Aaliya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ASIA</text:p>
          </table:table-cell>
          <table:table-cell office:value-type="string">
            <text:p>Chantel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ATTHEWS</text:p>
          </table:table-cell>
          <table:table-cell office:value-type="string">
            <text:p>Dane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AZOSIWE</text:p>
          </table:table-cell>
          <table:table-cell office:value-type="string">
            <text:p>Mokgadi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AZWI</text:p>
          </table:table-cell>
          <table:table-cell office:value-type="string">
            <text:p>Molate 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BAMBAZA</text:p>
          </table:table-cell>
          <table:table-cell office:value-type="string">
            <text:p>Moome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BANBAZA</text:p>
          </table:table-cell>
          <table:table-cell office:value-type="string">
            <text:p>Mpho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BENGASHE</text:p>
          </table:table-cell>
          <table:table-cell office:value-type="string">
            <text:p>Mziyanda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BHALATI</text:p>
          </table:table-cell>
          <table:table-cell office:value-type="string">
            <text:p>Hayley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BOTTANA</text:p>
          </table:table-cell>
          <table:table-cell office:value-type="string">
            <text:p>Napo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CCREE</text:p>
          </table:table-cell>
          <table:table-cell office:value-type="string">
            <text:p>Nataasha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DUMELA</text:p>
          </table:table-cell>
          <table:table-cell office:value-type="string">
            <text:p>Helene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EIRING</text:p>
          </table:table-cell>
          <table:table-cell office:value-type="string">
            <text:p>Natalie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ETH</text:p>
          </table:table-cell>
          <table:table-cell office:value-type="string">
            <text:p>Natasha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EY </text:p>
          </table:table-cell>
          <table:table-cell office:value-type="string">
            <text:p>Natasha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EYER</text:p>
          </table:table-cell>
          <table:table-cell office:value-type="string">
            <text:p>Hermanus 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EYER</text:p>
          </table:table-cell>
          <table:table-cell office:value-type="string">
            <text:p>Nhlamulo 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ODJADJI</text:p>
          </table:table-cell>
          <table:table-cell office:value-type="string">
            <text:p>Charmaine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OHALE</text:p>
          </table:table-cell>
          <table:table-cell office:value-type="string">
            <text:p>Ian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OKGALAOTSE</text:p>
          </table:table-cell>
          <table:table-cell office:value-type="string">
            <text:p>Cheyeza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OKGALAOTSE</text:p>
          </table:table-cell>
          <table:table-cell office:value-type="string">
            <text:p>Christopher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OLAPO</text:p>
          </table:table-cell>
          <table:table-cell office:value-type="string">
            <text:p>Igshaan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OOSA</text:p>
          </table:table-cell>
          <table:table-cell office:value-type="string">
            <text:p>Adelade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OREMA</text:p>
          </table:table-cell>
          <table:table-cell office:value-type="string">
            <text:p>Lindy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OTHUPI</text:p>
          </table:table-cell>
          <table:table-cell office:value-type="string">
            <text:p>Janna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QADI</text:p>
          </table:table-cell>
          <table:table-cell office:value-type="string">
            <text:p>Arifa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TOMBENI</text:p>
          </table:table-cell>
          <table:table-cell office:value-type="string">
            <text:p>Nikita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TSHEPU</text:p>
          </table:table-cell>
          <table:table-cell office:value-type="string">
            <text:p>Nkululeko 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TSHINGILA</text:p>
          </table:table-cell>
          <table:table-cell office:value-type="string">
            <text:p>Nolitha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TYHOBO</text:p>
          </table:table-cell>
          <table:table-cell office:value-type="string">
            <text:p>Paul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UDHLUYI</text:p>
          </table:table-cell>
          <table:table-cell office:value-type="string">
            <text:p>Cindy-Lee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MULDER</text:p>
          </table:table-cell>
          <table:table-cell office:value-type="string">
            <text:p>Peter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UNGUR</text:p>
          </table:table-cell>
          <table:table-cell office:value-type="string">
            <text:p>Philani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MUSHWANA</text:p>
          </table:table-cell>
          <table:table-cell office:value-type="string">
            <text:p>Jared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NCHA</text:p>
          </table:table-cell>
          <table:table-cell office:value-type="string">
            <text:p>Anna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NDLOVU</text:p>
          </table:table-cell>
          <table:table-cell office:value-type="string">
            <text:p>Dominic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NEL</text:p>
          </table:table-cell>
          <table:table-cell office:value-type="string">
            <text:p>Claudia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NEL</text:p>
          </table:table-cell>
          <table:table-cell office:value-type="string">
            <text:p>Philippa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NELSON</text:p>
          </table:table-cell>
          <table:table-cell office:value-type="string">
            <text:p>Piet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NGALEKA</text:p>
          </table:table-cell>
          <table:table-cell office:value-type="string">
            <text:p>Ramaredi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NGAMLANA</text:p>
          </table:table-cell>
          <table:table-cell office:value-type="string">
            <text:p>Rashaad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NGOBESE</text:p>
          </table:table-cell>
          <table:table-cell office:value-type="string">
            <text:p>Adorien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NIEMAN</text:p>
          </table:table-cell>
          <table:table-cell office:value-type="string">
            <text:p>Clyde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NIEUWOUDT</text:p>
          </table:table-cell>
          <table:table-cell office:value-type="string">
            <text:p>Abram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NKHWASHU</text:p>
          </table:table-cell>
          <table:table-cell office:value-type="string">
            <text:p>Cuan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NOMVELA</text:p>
          </table:table-cell>
          <table:table-cell office:value-type="string">
            <text:p>Inocentia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NONKEWUSE</text:p>
          </table:table-cell>
          <table:table-cell office:value-type="string">
            <text:p>Andrea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NORTJE</text:p>
          </table:table-cell>
          <table:table-cell office:value-type="string">
            <text:p>Manny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NORTJE</text:p>
          </table:table-cell>
          <table:table-cell office:value-type="string">
            <text:p>Ratsaka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NTULI</text:p>
          </table:table-cell>
          <table:table-cell office:value-type="string">
            <text:p>Adriana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NXITYWA</text:p>
          </table:table-cell>
          <table:table-cell office:value-type="string">
            <text:p>Rebecca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NYAKALA</text:p>
          </table:table-cell>
          <table:table-cell office:value-type="string">
            <text:p>Jacqueline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NYAMAKAZI</text:p>
          </table:table-cell>
          <table:table-cell office:value-type="string">
            <text:p>Rebotile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NZIMA</text:p>
          </table:table-cell>
          <table:table-cell office:value-type="string">
            <text:p>Rezaan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ODENDAAL</text:p>
          </table:table-cell>
          <table:table-cell office:value-type="string">
            <text:p>Rhulani 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OELOFSE</text:p>
          </table:table-cell>
          <table:table-cell office:value-type="string">
            <text:p>Roslyn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OLIVIER</text:p>
          </table:table-cell>
          <table:table-cell office:value-type="string">
            <text:p>Rowan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OOSTHUIZEN</text:p>
          </table:table-cell>
          <table:table-cell office:value-type="string">
            <text:p>Heather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OOSTHUYSE</text:p>
          </table:table-cell>
          <table:table-cell office:value-type="string">
            <text:p>Damian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PARKER</text:p>
          </table:table-cell>
          <table:table-cell office:value-type="string">
            <text:p>Melissa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PATCHAY</text:p>
          </table:table-cell>
          <table:table-cell office:value-type="string">
            <text:p>Alexandra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PENNELS</text:p>
          </table:table-cell>
          <table:table-cell office:value-type="string">
            <text:p>Ruan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PEPETA</text:p>
          </table:table-cell>
          <table:table-cell office:value-type="string">
            <text:p>Ryan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PETERSEN</text:p>
          </table:table-cell>
          <table:table-cell office:value-type="string">
            <text:p>Ryan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PETERSON</text:p>
          </table:table-cell>
          <table:table-cell office:value-type="string">
            <text:p>Sagwati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PHAKULA</text:p>
          </table:table-cell>
          <table:table-cell office:value-type="string">
            <text:p>Jacqueline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PHILLIPSON</text:p>
          </table:table-cell>
          <table:table-cell office:value-type="string">
            <text:p>Samantha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PIENAAR</text:p>
          </table:table-cell>
          <table:table-cell office:value-type="string">
            <text:p>Samantha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PIETERSE</text:p>
          </table:table-cell>
          <table:table-cell office:value-type="string">
            <text:p>Alana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PIETERSE</text:p>
          </table:table-cell>
          <table:table-cell office:value-type="string">
            <text:p>Sammy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PLAATJIES</text:p>
          </table:table-cell>
          <table:table-cell office:value-type="string">
            <text:p>Samuel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 office:value-type="string">
            <text:p>Sareesha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PONDO</text:p>
          </table:table-cell>
          <table:table-cell office:value-type="string">
            <text:p>Sareesha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POTGIETER</text:p>
          </table:table-cell>
          <table:table-cell office:value-type="string">
            <text:p>Alfred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POTGIETER</text:p>
          </table:table-cell>
          <table:table-cell office:value-type="string">
            <text:p>Shaun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POW CHONG</text:p>
          </table:table-cell>
          <table:table-cell office:value-type="string">
            <text:p>Shawn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PRETORIUS</text:p>
          </table:table-cell>
          <table:table-cell office:value-type="string">
            <text:p>Sheena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PRINCE</text:p>
          </table:table-cell>
          <table:table-cell office:value-type="string">
            <text:p>Sheena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PURCELL</text:p>
          </table:table-cell>
          <table:table-cell office:value-type="string">
            <text:p>Shereen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QENGQANI</text:p>
          </table:table-cell>
          <table:table-cell office:value-type="string">
            <text:p>Kevin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RAGANYA</text:p>
          </table:table-cell>
          <table:table-cell office:value-type="string">
            <text:p>Daniel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RAKOMA</text:p>
          </table:table-cell>
          <table:table-cell office:value-type="string">
            <text:p>Allan 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RAMODIKE</text:p>
          </table:table-cell>
          <table:table-cell office:value-type="string">
            <text:p>Danielle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RASETHABA</text:p>
          </table:table-cell>
          <table:table-cell office:value-type="string">
            <text:p>Danya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RICHTER</text:p>
          </table:table-cell>
          <table:table-cell office:value-type="string">
            <text:p>Darryn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ROSSOUW</text:p>
          </table:table-cell>
          <table:table-cell office:value-type="string">
            <text:p>Amy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RUITERS</text:p>
          </table:table-cell>
          <table:table-cell office:value-type="string">
            <text:p>Kriesin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RUITERS</text:p>
          </table:table-cell>
          <table:table-cell office:value-type="string">
            <text:p>Simamkele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RUITERS</text:p>
          </table:table-cell>
          <table:table-cell office:value-type="string">
            <text:p>Siyabulela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RUSCHENBAUM</text:p>
          </table:table-cell>
          <table:table-cell office:value-type="string">
            <text:p>Siyasanga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RUSCHENBAUM</text:p>
          </table:table-cell>
          <table:table-cell office:value-type="string">
            <text:p>Stuart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SACKS</text:p>
          </table:table-cell>
          <table:table-cell office:value-type="string">
            <text:p>Olwethu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SACKS</text:p>
          </table:table-cell>
          <table:table-cell office:value-type="string">
            <text:p>Skumbuzo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SALIE</text:p>
          </table:table-cell>
          <table:table-cell office:value-type="string">
            <text:p>Sonia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SAM </text:p>
          </table:table-cell>
          <table:table-cell office:value-type="string">
            <text:p>Stacy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SATEKGE</text:p>
          </table:table-cell>
          <table:table-cell office:value-type="string">
            <text:p>Dawn 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SCHEEPERS</text:p>
          </table:table-cell>
          <table:table-cell office:value-type="string">
            <text:p>Steffen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SCHOEMAN</text:p>
          </table:table-cell>
          <table:table-cell office:value-type="string">
            <text:p>Amy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SEKGOBELA</text:p>
          </table:table-cell>
          <table:table-cell office:value-type="string">
            <text:p>Deidre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SHAI</text:p>
          </table:table-cell>
          <table:table-cell office:value-type="string">
            <text:p>Denver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SHILUMANI</text:p>
          </table:table-cell>
          <table:table-cell office:value-type="string">
            <text:p>Derian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SHIVAMBU</text:p>
          </table:table-cell>
          <table:table-cell office:value-type="string">
            <text:p>Derrick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SIHLALI</text:p>
          </table:table-cell>
          <table:table-cell office:value-type="string">
            <text:p>Stephanie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SILUMESI</text:p>
          </table:table-cell>
          <table:table-cell office:value-type="string">
            <text:p>Tanya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SIMPSON</text:p>
          </table:table-cell>
          <table:table-cell office:value-type="string">
            <text:p>Tara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SMITH</text:p>
          </table:table-cell>
          <table:table-cell office:value-type="string">
            <text:p>Jade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SODLADLA</text:p>
          </table:table-cell>
          <table:table-cell office:value-type="string">
            <text:p>Tarryn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SOKUPA</text:p>
          </table:table-cell>
          <table:table-cell office:value-type="string">
            <text:p>Taryn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SOLOMON</text:p>
          </table:table-cell>
          <table:table-cell office:value-type="string">
            <text:p>Tebogo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SONGOGO</text:p>
          </table:table-cell>
          <table:table-cell office:value-type="string">
            <text:p>Tembisa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SONGWIQI</text:p>
          </table:table-cell>
          <table:table-cell office:value-type="string">
            <text:p>Terri-Ann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SONGWIQI </text:p>
          </table:table-cell>
          <table:table-cell office:value-type="string">
            <text:p>Thabile 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SPANJAARD</text:p>
          </table:table-cell>
          <table:table-cell office:value-type="string">
            <text:p>Gerald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SPANJAARD</text:p>
          </table:table-cell>
          <table:table-cell office:value-type="string">
            <text:p>Thabo 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SPANNEBERG</text:p>
          </table:table-cell>
          <table:table-cell office:value-type="string">
            <text:p>Aaron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SPANNEBERG</text:p>
          </table:table-cell>
          <table:table-cell office:value-type="string">
            <text:p>Thabo 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SURTION</text:p>
          </table:table-cell>
          <table:table-cell office:value-type="string">
            <text:p>Derryn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TOBIAS</text:p>
          </table:table-cell>
          <table:table-cell office:value-type="string">
            <text:p>Tamsyn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TOERIEN</text:p>
          </table:table-cell>
          <table:table-cell office:value-type="string">
            <text:p>Anja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TUCK </text:p>
          </table:table-cell>
          <table:table-cell office:value-type="string">
            <text:p>Thembinkosi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TWA TWA </text:p>
          </table:table-cell>
          <table:table-cell office:value-type="string">
            <text:p>Tracy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TWATWA</text:p>
          </table:table-cell>
          <table:table-cell office:value-type="string">
            <text:p>Tumelo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TWISSELL</text:p>
          </table:table-cell>
          <table:table-cell office:value-type="string">
            <text:p>Sammy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TWISSELL</text:p>
          </table:table-cell>
          <table:table-cell office:value-type="string">
            <text:p>Tyrone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VAN APPEL </text:p>
          </table:table-cell>
          <table:table-cell office:value-type="string">
            <text:p>Leigh-Ann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VAN APPEL </text:p>
          </table:table-cell>
          <table:table-cell office:value-type="string">
            <text:p>Udesh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VAN BILJON</text:p>
          </table:table-cell>
          <table:table-cell office:value-type="string">
            <text:p>Vanessa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VAN DEEMTER</text:p>
          </table:table-cell>
          <table:table-cell office:value-type="string">
            <text:p>Veronique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VAN DEN BERG</text:p>
          </table:table-cell>
          <table:table-cell office:value-type="string">
            <text:p>Vimlan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VAN DER WATT</text:p>
          </table:table-cell>
          <table:table-cell office:value-type="string">
            <text:p>Vincent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VAN DYK</text:p>
          </table:table-cell>
          <table:table-cell office:value-type="string">
            <text:p>Desiree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VAN WILDEMANN</text:p>
          </table:table-cell>
          <table:table-cell office:value-type="string">
            <text:p>Courtney</text:p>
          </table:table-cell>
          <table:table-cell office:value-type="string">
            <text:p>Bright Eyes Academ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VAN WILDEMANN </text:p>
          </table:table-cell>
          <table:table-cell office:value-type="string">
            <text:p>Jason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VENTER</text:p>
          </table:table-cell>
          <table:table-cell office:value-type="string">
            <text:p>Dikeled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VENTER</text:p>
          </table:table-cell>
          <table:table-cell office:value-type="string">
            <text:p>Donovan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WESSELS</text:p>
          </table:table-cell>
          <table:table-cell office:value-type="string">
            <text:p>Vuyo</text:p>
          </table:table-cell>
          <table:table-cell office:value-type="string">
            <text:p>Arts and Culture Special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WEST</text:p>
          </table:table-cell>
          <table:table-cell office:value-type="string">
            <text:p>Waide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WHITE</text:p>
          </table:table-cell>
          <table:table-cell office:value-type="string">
            <text:p>Warren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WHITEHEAD</text:p>
          </table:table-cell>
          <table:table-cell office:value-type="string">
            <text:p>Warren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WICOMBE</text:p>
          </table:table-cell>
          <table:table-cell office:value-type="string">
            <text:p>Warren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WILDSKIT</text:p>
          </table:table-cell>
          <table:table-cell office:value-type="string">
            <text:p>Warren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WILLEMSE</text:p>
          </table:table-cell>
          <table:table-cell office:value-type="string">
            <text:p>Wazeer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WILLIAMS</text:p>
          </table:table-cell>
          <table:table-cell office:value-type="string">
            <text:p>Thulani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WILLIAMS</text:p>
          </table:table-cell>
          <table:table-cell office:value-type="string">
            <text:p>Wendy</text:p>
          </table:table-cell>
          <table:table-cell office:value-type="string">
            <text:p>Good Results Secondary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WITBOOI</text:p>
          </table:table-cell>
          <table:table-cell office:value-type="string">
            <text:p>Daniel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WOLFAARDT</text:p>
          </table:table-cell>
          <table:table-cell office:value-type="string">
            <text:p>Marlin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WOOD</text:p>
          </table:table-cell>
          <table:table-cell office:value-type="string">
            <text:p>Taryn</text:p>
          </table:table-cell>
          <table:table-cell office:value-type="string">
            <text:p>Arts and Culture Special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WOODS</text:p>
          </table:table-cell>
          <table:table-cell office:value-type="string">
            <text:p>Bertie</text:p>
          </table:table-cell>
          <table:table-cell office:value-type="string">
            <text:p>Striving for Learning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WOODS</text:p>
          </table:table-cell>
          <table:table-cell office:value-type="string">
            <text:p>Zaheera</text:p>
          </table:table-cell>
          <table:table-cell office:value-type="string">
            <text:p>Striving for Learning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WYLIE</text:p>
          </table:table-cell>
          <table:table-cell office:value-type="string">
            <text:p>Roxanne</text:p>
          </table:table-cell>
          <table:table-cell office:value-type="string">
            <text:p>Excellence High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>
            <text:p>WYLIE</text:p>
          </table:table-cell>
          <table:table-cell office:value-type="string">
            <text:p>Zane</text:p>
          </table:table-cell>
          <table:table-cell office:value-type="string">
            <text:p>Excellence High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XABANISA</text:p>
          </table:table-cell>
          <table:table-cell office:value-type="string">
            <text:p>Khwezikazi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XABANISA</text:p>
          </table:table-cell>
          <table:table-cell office:value-type="string">
            <text:p>Zane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YOUNG</text:p>
          </table:table-cell>
          <table:table-cell office:value-type="string">
            <text:p>Jan</text:p>
          </table:table-cell>
          <table:table-cell office:value-type="string">
            <text:p>Good Results Secondar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ZICWELE</text:p>
          </table:table-cell>
          <table:table-cell office:value-type="string">
            <text:p>Brandon</text:p>
          </table:table-cell>
          <table:table-cell office:value-type="string">
            <text:p>Bright Eyes Academy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 table:number-rows-repeated="652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 </number:text>
      <number:number number:decimal-places="0" number:min-integer-digits="1" number:grouping="true"/>
    </number:number-style>
    <number:number-style style:name="N108">
      <number:text>R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 </number:text>
      <number:number number:decimal-places="0" number:min-integer-digits="1" number:grouping="true"/>
    </number:number-style>
    <number:number-style style:name="N109">
      <style:text-properties fo:color="#ff0000"/>
      <number:text>R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 </number:text>
      <number:number number:decimal-places="2" number:min-integer-digits="1" number:grouping="true"/>
    </number:number-style>
    <number:number-style style:name="N111">
      <number:text>R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 </number:text>
      <number:number number:decimal-places="2" number:min-integer-digits="1" number:grouping="true"/>
    </number:number-style>
    <number:number-style style:name="N112">
      <style:text-properties fo:color="#ff0000"/>
      <number:text>R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 </number:text>
      <number:number number:decimal-places="0" number:min-integer-digits="1" number:grouping="true"/>
      <number:text> </number:text>
    </number:number-style>
    <number:number-style style:name="N124P1" style:volatile="true">
      <number:text> R -</number:text>
      <number:number number:decimal-places="0" number:min-integer-digits="1" number:grouping="true"/>
      <number:text> </number:text>
    </number:number-style>
    <number:number-style style:name="N124P2" style:volatile="true">
      <number:text> R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 </number:text>
      <number:number number:decimal-places="2" number:min-integer-digits="1" number:grouping="true"/>
      <number:text> </number:text>
    </number:number-style>
    <number:number-style style:name="N132P1" style:volatile="true">
      <number:text> R -</number:text>
      <number:number number:decimal-places="2" number:min-integer-digits="1" number:grouping="true"/>
      <number:text> </number:text>
    </number:number-style>
    <number:number-style style:name="N132P2" style:volatile="true">
      <number:text> R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5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ZA">
      <number:day number:style="long"/>
      <number:text>-</number:text>
      <number:month number:textual="true"/>
    </number:date-style>
    <number:date-style style:name="N5108" number:language="en" number:country="ZA">
      <number:month number:textual="true"/>
      <number:text>-</number:text>
      <number:year/>
    </number:date-style>
    <number:date-style style:name="N5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en" number:country="ZA">
      <number:text>R </number:text>
      <number:number number:decimal-places="0" number:min-integer-digits="1" number:grouping="true"/>
    </number:number-style>
    <number:number-style style:name="N5111" number:language="en" number:country="ZA">
      <number:text>R 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ZA">
      <number:text>R </number:text>
      <number:number number:decimal-places="0" number:min-integer-digits="1" number:grouping="true"/>
    </number:number-style>
    <number:number-style style:name="N5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en" number:country="ZA">
      <number:text>R </number:text>
      <number:number number:decimal-places="2" number:min-integer-digits="1" number:grouping="true"/>
    </number:number-style>
    <number:number-style style:name="N5114" number:language="en" number:country="ZA">
      <number:text>R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text>R </number:text>
      <number:number number:decimal-places="2" number:min-integer-digits="1" number:grouping="true"/>
    </number:number-style>
    <number:number-style style:name="N5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5P0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5f_Data" style:display-name="Normal_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1">2011/02/01</text:date>, <text:time>10:5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5T15:07:06</meta:creation-date>
    <dc:creator>Mike Chiles</dc:creator>
    <dc:date>2011-02-01T10:58:17.42</dc:date>
    <meta:generator>OpenOffice.org/3.2$Win32 OpenOffice.org_project/320m18$Build-9502</meta:generator>
    <meta:editing-duration>PT00H01M04S</meta:editing-duration>
    <meta:editing-cycles>3</meta:editing-cycles>
    <meta:document-statistic meta:table-count="1" meta:cell-count="1236" meta:object-count="0"/>
  </office:meta>
</office:document-meta>
</file>